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63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âtes cui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Riz blanc cui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Semoule cui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olent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aguet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Pain de mi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Bisc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cotte Fromen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Féculents</text:p>
          </table:table-cell>
          <table:table-cell office:value-type="string" calcext:value-type="string">
            <text:p>Craquinette Fraise / Framb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Origina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ande Poisson Œuf</text:p>
          </table:table-cell>
          <table:table-cell office:value-type="string" calcext:value-type="string">
            <text:p>Knacki Ball Original (1u = 1 bal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Apéricube Nature (1u = 1 cub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crème de la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Kiri au chèvre do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Ma p'tite VQ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Toastinette VQR pour croque 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QR Nature 16 por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Produits Laitiers</text:p>
          </table:table-cell>
          <table:table-cell office:value-type="string" calcext:value-type="string">
            <text:p>VQR au Leerda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eignet n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Brioch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ausson aux pomm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houquet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ordina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Croissant au beur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chocol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itch fra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 lai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aux raisi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Viennoiseries</text:p>
          </table:table-cell>
          <table:table-cell office:value-type="string" calcext:value-type="string">
            <text:p>Pain vienno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6">00/00/0000</text:date>, <text:time style:data-style-name="N2" text:time-value="11:36:21.842085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23:11:55.688701231</meta:creation-date>
    <dc:date>2015-09-26T11:51:00.031498356</dc:date>
    <meta:editing-duration>PT25M22S</meta:editing-duration>
    <meta:editing-cycles>4</meta:editing-cycles>
    <meta:generator>LibreOffice/4.4.2.2$Linux_X86_64 LibreOffice_project/40m0$Build-2</meta:generator>
    <meta:document-statistic meta:table-count="1" meta:cell-count="116" meta:object-count="0"/>
  </office:meta>
</office:document-meta>
</file>